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de2e7" officeooo:paragraph-rsid="000de2e7"/>
    </style:style>
    <style:style style:name="P2" style:family="paragraph" style:parent-style-name="Standard">
      <style:paragraph-properties fo:margin-top="0in" fo:margin-bottom="0in" style:contextual-spacing="false"/>
      <style:text-properties fo:language="ru" fo:country="RU" officeooo:rsid="000e615b" officeooo:paragraph-rsid="000e615b"/>
    </style:style>
    <style:style style:name="P3" style:family="paragraph" style:parent-style-name="Standard">
      <style:paragraph-properties fo:margin-left="0.25in" fo:margin-right="0in" fo:margin-top="0in" fo:margin-bottom="0in" style:contextual-spacing="false" fo:text-indent="-0.25in" style:auto-text-indent="false"/>
      <style:text-properties fo:language="ru" fo:country="RU" officeooo:rsid="000e615b" officeooo:paragraph-rsid="000e615b"/>
    </style:style>
    <style:style style:name="P4" style:family="paragraph" style:parent-style-name="Standard">
      <style:paragraph-properties fo:margin-left="0.25in" fo:margin-right="0in" fo:margin-top="0in" fo:margin-bottom="0in" style:contextual-spacing="false" fo:text-indent="-0.25in" style:auto-text-indent="false"/>
      <style:text-properties fo:language="ru" fo:country="RU" fo:font-weight="bold" officeooo:rsid="000e615b" officeooo:paragraph-rsid="000e615b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false" fo:text-indent="-0.25in" style:auto-text-indent="false"/>
      <style:text-properties fo:language="ru" fo:country="RU" fo:font-weight="bold" officeooo:rsid="000e615b" officeooo:paragraph-rsid="000f70a6" style:font-weight-asian="bold" style:font-weight-complex="bold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Standard">
      <style:paragraph-properties fo:margin-top="0in" fo:margin-bottom="0in" style:contextual-spacing="false"/>
      <style:text-properties officeooo:paragraph-rsid="000e615b"/>
    </style:style>
    <style:style style:name="P8" style:family="paragraph" style:parent-style-name="Standard">
      <style:paragraph-properties fo:margin-top="0in" fo:margin-bottom="0in" style:contextual-spacing="false"/>
    </style:style>
    <style:style style:name="P9" style:family="paragraph" style:parent-style-name="Standard" style:list-style-name="">
      <style:paragraph-properties fo:margin-top="0in" fo:margin-bottom="0in" style:contextual-spacing="false"/>
      <style:text-properties fo:font-variant="normal" fo:text-transform="none" fo:font-size="12pt" fo:font-weight="bold" style:font-size-asian="12pt" style:font-weight-asian="bold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officeooo:paragraph-rsid="000e615b"/>
    </style:style>
    <style:style style:name="P11" style:family="paragraph" style:parent-style-name="Standard">
      <style:paragraph-properties fo:margin-left="0.25in" fo:margin-right="0in" fo:margin-top="0in" fo:margin-bottom="0in" style:contextual-spacing="false" fo:text-indent="-0.25in" style:auto-text-indent="false"/>
    </style:style>
    <style:style style:name="T1" style:family="text">
      <style:text-properties fo:font-variant="normal" fo:text-transform="none" fo:font-size="12pt" style:font-size-asian="12pt"/>
    </style:style>
    <style:style style:name="T2" style:family="text">
      <style:text-properties fo:font-variant="normal" fo:text-transform="none" fo:font-size="12pt" fo:font-weight="bold" style:font-size-asian="12pt" style:font-weight-asian="bold" style:font-weight-complex="bold"/>
    </style:style>
    <style:style style:name="T3" style:family="text">
      <style:text-properties fo:font-variant="normal" fo:text-transform="none" fo:font-size="12pt" fo:language="ru" fo:country="RU" officeooo:rsid="000de2e7" style:font-size-asian="12pt"/>
    </style:style>
    <style:style style:name="T4" style:family="text">
      <style:text-properties fo:font-variant="normal" fo:text-transform="none" fo:font-size="12pt" fo:language="ru" fo:country="RU" officeooo:rsid="000e615b" style:font-size-asian="12pt"/>
    </style:style>
    <style:style style:name="T5" style:family="text">
      <style:text-properties fo:font-variant="normal" fo:text-transform="none" fo:font-size="12pt" fo:font-weight="normal" style:font-size-asian="12pt" style:font-weight-asian="normal" style:font-weight-complex="normal"/>
    </style:style>
    <style:style style:name="T6" style:family="text">
      <style:text-properties fo:font-variant="normal" fo:text-transform="none" fo:font-size="12pt" fo:font-weight="normal" officeooo:rsid="000f70a6" style:font-size-asian="12pt" style:font-weight-asian="normal" style:font-weight-complex="normal"/>
    </style:style>
    <style:style style:name="T7" style:family="text">
      <style:text-properties fo:font-variant="normal" fo:text-transform="none" fo:font-size="12pt" fo:language="en" fo:country="US" fo:font-weight="normal" style:font-size-asian="12pt" style:font-weight-asian="normal" style:font-weight-complex="normal"/>
    </style:style>
    <style:style style:name="T8" style:family="text">
      <style:text-properties fo:font-variant="normal" fo:text-transform="none" fo:color="#000000" loext:opacity="100%" fo:font-size="12pt" style:font-size-asian="12pt"/>
    </style:style>
    <style:style style:name="T9" style:family="text">
      <style:text-properties fo:font-variant="normal" fo:text-transform="none" fo:color="#000000" loext:opacity="100%" fo:font-size="12pt" fo:language="ru" fo:country="RU" officeooo:rsid="000de2e7" style:font-size-asian="12pt"/>
    </style:style>
    <style:style style:name="T10" style:family="text">
      <style:text-properties fo:font-variant="normal" fo:text-transform="none" fo:color="#000000" loext:opacity="100%" fo:font-size="12pt" fo:font-weight="bold" style:font-size-asian="12pt" style:font-weight-asian="bold" style:font-weight-complex="bold"/>
    </style:style>
    <style:style style:name="T11" style:family="text">
      <style:text-properties fo:color="#000000" loext:opacity="100%" fo:font-size="12pt" style:font-size-asian="12pt"/>
    </style:style>
    <style:style style:name="T12" style:family="text">
      <style:text-properties fo:font-variant="small-caps" fo:font-size="12pt" style:font-size-asian="12pt"/>
    </style:style>
    <style:style style:name="T13" style:family="text">
      <style:text-properties fo:language="ru" fo:country="RU" fo:font-weight="bold" officeooo:rsid="000e615b" style:font-weight-asian="bold" style:font-weight-complex="bold"/>
    </style:style>
    <style:style style:name="T14" style:family="text">
      <style:text-properties fo:language="ru" fo:country="RU" officeooo:rsid="000e615b"/>
    </style:style>
    <style:style style:name="T1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Программа</text:span><text:span text:style-name="T1"> (как образ или сборка программы) — это<text:line-break/>комбинация последовательности инструкций и данных,<text:line-break/>которая предназначена для исполнения на<text:line-break/>вычислительной машине.</text:span><text:span text:style-name="T11"/></text:p>
      <text:p text:style-name="Standard"/>
      <text:p text:style-name="P6"><text:span text:style-name="T2">Программа</text:span><text:span text:style-name="T1"> (как исходный </text:span><text:span text:style-name="T12">код</text:span><text:span text:style-name="T1"> или текст) — это некий<text:line-break/>набор символов, состоящий из элементарных конструкций<text:line-break/>конкретного языка программирования и подчиняющийся<text:line-break/>его правилам.</text:span><text:span text:style-name="T11"/></text:p>
      <text:p text:style-name="Standard"/>
      <text:h text:style-name="P9" text:outline-level="1"><text:bookmark-start text:name="bookmark0"/>Путь от исходников до<text:line-break/>бинарников</text:h>
      <text:p text:style-name="P6"><text:span text:style-name="T1"><text:tab/>1. Написание исходного кода. По сути, пишем некий тек</text:span><text:span text:style-name="T3">ст на ЯВУ</text:span><text:span text:style-name="T11"/></text:p>
      <text:p text:style-name="P6"><text:span text:style-name="T1"><text:tab/></text:span><text:span text:style-name="T3">2.</text:span><text:span text:style-name="T1"> </text:span><text:span text:style-name="T3">К</text:span><text:span text:style-name="T1">омпиляция исходного кода</text:span><text:span text:style-name="T11"/></text:p>
      <text:p text:style-name="P6"><text:span text:style-name="T1"><text:tab/><text:tab/>2.1: Преобразование всех файлов проекта в язык ассемблера<text:line-break/><text:tab/><text:tab/>(трансляция)</text:span><text:span text:style-name="T11"/></text:p>
      <text:p text:style-name="P6"><text:span text:style-name="T1"><text:tab/><text:tab/>2.2: Перевод с языка ассемблера в машинный код</text:span><text:span text:style-name="T11"/></text:p>
      <text:p text:style-name="P6"><text:span text:style-name="T1"><text:tab/><text:tab/>2.3: Компоновка (линковка) всех файлов машинного кода в один</text:span><text:span text:style-name="T8"> </text:span><text:span text:style-name="T9">исполняемый <text:tab/><text:tab/><text:tab/>файл.</text:span><text:span text:style-name="T11"/></text:p>
      <text:p text:style-name="P1"><text:bookmark-end text:name="bookmark0"/><text:tab/>3. Машинный код исполняется через слой ОС</text:p>
      <text:p text:style-name="P1"><text:tab/>4. Исполнение программы железом (процессорные команды)</text:p>
      <text:p text:style-name="P1"/>
      <text:p text:style-name="P6"><text:span text:style-name="T2">Алгоритм </text:span><text:span text:style-name="T1">— заранее определенное точное предписание,<text:line-break/>которое задает дискретный (пошаговый) процесс, начинающийся<text:line-break/>определенным образом и приводящий к результату за конечное<text:line-break/>число шагов.</text:span><text:span text:style-name="T11"/></text:p>
      <text:p text:style-name="P1"/>
      <text:p text:style-name="P6"><text:span text:style-name="T2">Язык программирования</text:span><text:span text:style-name="T1"> определяет набор лексических,<text:line-break/>синтаксических и семантических правил, определяющих внешний<text:line-break/>вид программы и действия, которые может выполнить исполнитель.</text:span><text:span text:style-name="T11"/></text:p>
      <text:p text:style-name="P1"/>
      <text:p text:style-name="P6"><text:span text:style-name="T2">ЯЗЫК Программирования</text:span><text:span text:style-name="T1"> — это некая знаковая система,<text:line-break/>которую можно определить как множество предложений - то есть<text:line-break/>некоторое множество цепочек или конечных последовательностей<text:line-break/>элементарных единиц из некоторого непустого конечного<text:line-break/>множества символов, называемого словарем (или алфавитом)<text:line-break/>языка.</text:span><text:span text:style-name="T11"/></text:p>
      <text:p text:style-name="P6"/>
      <text:p text:style-name="P6"><text:span text:style-name="T2">Предложения языка</text:span><text:span text:style-name="T1"> строятся по определенным правилам, в<text:line-break/>совокупности составляющими то, что называют грамматикой языка.<text:line-break/>Эти грамматические правила приписывают предложениями языка<text:line-break/>некоторую синтаксическую структуру, которая используется в<text:line-break/>дальнейшем при определении смысла предложений (семантики).</text:span><text:span text:style-name="T11"/></text:p>
      <text:p text:style-name="P6"/>
      <text:p text:style-name="P6"/>
      <text:p text:style-name="P6"/>
      <text:p text:style-name="P6"/>
      <text:p text:style-name="P6"/>
      <text:p text:style-name="P6"><text:soft-page-break/><text:span text:style-name="T2">Синтаксис</text:span><text:span text:style-name="T1"> — это правила описания и построения сообщений в<text:line-break/>конкретной знаковой системе.</text:span><text:span text:style-name="T11"/></text:p>
      <text:p text:style-name="P6"/>
      <text:p text:style-name="P6"><text:span text:style-name="T2">Семантика</text:span><text:span text:style-name="T1"> — это правила истолкования сообщений тем, кому они<text:line-break/>адресованы.</text:span><text:span text:style-name="T11"/></text:p>
      <text:p text:style-name="P6"/>
      <text:p text:style-name="P6"><text:span text:style-name="T2">Семантика</text:span><text:span text:style-name="T1"> </text:span><text:span text:style-name="T2">языка программирования</text:span><text:span text:style-name="T1"> — это правила<text:line-break/>придания смысла синтаксически правильным программам.</text:span><text:span text:style-name="T11"/></text:p>
      <text:p text:style-name="P1"/>
      <text:p text:style-name="P7"><text:span text:style-name="T2">Программа</text:span><text:span text:style-name="T1"> — это формализованный алгоритм. <text:line-break/></text:span><text:span text:style-name="T2">Язык программирования</text:span><text:span text:style-name="T1"> — способ формализации алгоритмов.</text:span><text:span text:style-name="T11"/></text:p>
      <text:p text:style-name="P6"><text:span text:style-name="T2">Формализация</text:span><text:span text:style-name="T1"> — это процесс отображения неких логических<text:line-break/>(или сознательных) объектов на определенную знаковую систему.</text:span><text:span text:style-name="T11"/></text:p>
      <text:p text:style-name="P6"/>
      <text:p text:style-name="P6"><text:span text:style-name="T10">Переменная</text:span><text:span text:style-name="T8"> </text:span><text:span text:style-name="T1">— это какая-либо поименованная<text:line-break/>область памяти, которую можно использовать для<text:line-break/>осуществления доступа к данным.</text:span><text:span text:style-name="T11"/></text:p>
      <text:p text:style-name="P2"/>
      <text:p text:style-name="P7"><text:span text:style-name="T13">Атрибуты переменной:</text:span><text:span text:style-name="T14"><text:line-break/><text:tab/></text:span><text:span text:style-name="T4">►</text:span><text:span text:style-name="T2"> ИМЯ (идентификатор)</text:span><text:span text:style-name="T1"> — символьное обозначение<text:line-break/><text:tab/>переменной в программном коде на ЯВУ. Хорошее имя</text:span></text:p>
      <text:p text:style-name="P6"><text:span text:style-name="T1"><text:tab/></text:span><text:span text:style-name="T4">всегда отражает семантику.</text:span><text:span text:style-name="T11"/></text:p>
      <text:p text:style-name="P11"><text:span text:style-name="T1"><text:tab/><text:tab/>► </text:span><text:span text:style-name="T2">Адрес</text:span><text:span text:style-name="T1"> — адрес (номер) </text:span><text:span text:style-name="T4">я</text:span><text:span text:style-name="T1">чейки памяти для</text:span><text:span text:style-name="T11"/></text:p>
      <text:p text:style-name="P6"><text:span text:style-name="T1"><text:tab/>переменной.</text:span><text:span text:style-name="T11"/></text:p>
      <text:p text:style-name="P11"><text:span text:style-name="T1"><text:tab/><text:tab/>► </text:span><text:span text:style-name="T2">ТИП данных</text:span><text:span text:style-name="T1"> — комплекс правил по которым обрабатывается некая область памяти.</text:span><text:span text:style-name="T11"/></text:p>
      <text:p text:style-name="P11"><text:span text:style-name="T1"><text:tab/><text:tab/><text:tab/>► </text:span><text:span text:style-name="T2">Тип данных</text:span><text:span text:style-name="T1"> определяет допустимое множество<text:line-break/><text:tab/><text:tab/>значений переменной.</text:span><text:span text:style-name="T11"/></text:p>
      <text:p text:style-name="P11"><text:span text:style-name="T1"><text:tab/><text:tab/><text:tab/>► </text:span><text:span text:style-name="T2">Размером</text:span><text:span text:style-name="T1"> типа данных называют количество байт,<text:line-break/><text:tab/><text:tab/>занимаемое переменной данного типа. От размера<text:line-break/><text:tab/><text:tab/>напрямую зависит множество значений типа данных.</text:span><text:span text:style-name="T11"/></text:p>
      <text:p text:style-name="P11"><text:span text:style-name="T1"><text:tab/><text:tab/>► </text:span><text:span text:style-name="T2">Значение</text:span><text:span text:style-name="T1"> — данные, которые записаны в<text:line-break/><text:tab/>переменную.</text:span><text:span text:style-name="T11"/></text:p>
      <text:p text:style-name="P3"/>
      <text:p text:style-name="P4">Классификация типов в <text:span text:style-name="T15">C++</text:span></text:p>
      <text:p text:style-name="P4"><text:tab/><text:span text:style-name="T1">►Скалярные типы данных:</text:span></text:p>
      <text:p text:style-name="P4"><text:span text:style-name="T1"><text:tab/><text:tab/>►</text:span><text:span text:style-name="T5">Примитивные типы </text:span></text:p>
      <text:p text:style-name="P4"><text:span text:style-name="T5"><text:tab/><text:tab/><text:tab/></text:span><text:span text:style-name="T1">►</text:span><text:span text:style-name="T5">Целочисленный</text:span></text:p>
      <text:p text:style-name="P4"><text:span text:style-name="T5"><text:tab/><text:tab/><text:tab/></text:span><text:span text:style-name="T1">►</text:span><text:span text:style-name="T5">Вещественный</text:span></text:p>
      <text:p text:style-name="P4"><text:span text:style-name="T5"><text:tab/><text:tab/><text:tab/></text:span><text:span text:style-name="T1">►</text:span><text:span text:style-name="T5">Символьный</text:span></text:p>
      <text:p text:style-name="P4"><text:span text:style-name="T5"><text:tab/><text:tab/><text:tab/></text:span><text:span text:style-name="T1">►</text:span><text:span text:style-name="T5">Логический</text:span></text:p>
      <text:p text:style-name="P4"><text:span text:style-name="T5"><text:tab/><text:tab/></text:span><text:span text:style-name="T1">►</text:span><text:span text:style-name="T5">Косвенные <text:s/>(адресные)</text:span></text:p>
      <text:p text:style-name="P4"><text:span text:style-name="T5"><text:tab/><text:tab/><text:tab/></text:span><text:span text:style-name="T1">►</text:span><text:span text:style-name="T5">Указатели</text:span></text:p>
      <text:p text:style-name="P4"><text:span text:style-name="T1"><text:tab/><text:tab/><text:tab/>►</text:span><text:span text:style-name="T5">Ссылки</text:span></text:p>
      <text:p text:style-name="P4"><text:span text:style-name="T5"><text:tab/><text:tab/></text:span><text:span text:style-name="T1">►</text:span><text:span text:style-name="T5">Пустой тип (</text:span><text:span text:style-name="T7">void</text:span><text:span text:style-name="T5">)</text:span></text:p>
      <text:p text:style-name="P5"><text:span text:style-name="T5"><text:tab/><text:tab/></text:span><text:span text:style-name="T1">►</text:span><text:span text:style-name="T6">Векторные типы</text:span></text:p>
      <text:p text:style-name="P5"><text:span text:style-name="T6"><text:tab/><text:tab/><text:tab/></text:span><text:span text:style-name="T1">►</text:span><text:span text:style-name="T6">Массивы</text:span></text:p>
      <text:p text:style-name="P5"><text:span text:style-name="T6"><text:tab/><text:tab/></text:span><text:span text:style-name="T1">►</text:span><text:span text:style-name="T6">Пользовательские типы данных</text:span></text:p>
      <text:p text:style-name="P11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20:42:44.649000000</meta:creation-date>
    <dc:date>2024-01-06T17:07:51.001000000</dc:date>
    <meta:editing-duration>PT3H3M33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42" meta:word-count="370" meta:character-count="3103" meta:non-whitespace-character-count="2687"/>
  </office:meta>
</office:document-meta>
</file>